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3.575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experiment_centers_05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-0.592094684299229" calcext:value-type="float">
            <text:p>-0.592094684299229</text:p>
          </table:table-cell>
          <table:table-cell table:style-name="Default" office:value-type="float" office:value="0.338001672675292" calcext:value-type="float">
            <text:p>0.3380016726752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-0.557440808309213" calcext:value-type="float">
            <text:p>-0.557440808309213</text:p>
          </table:table-cell>
          <table:table-cell table:style-name="Default" office:value-type="float" office:value="0.320654508457946" calcext:value-type="float">
            <text:p>0.3206545084579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34710825591469" calcext:value-type="float">
            <text:p>-0.534710825591469</text:p>
          </table:table-cell>
          <table:table-cell office:value-type="float" office:value="0.312195493206204" calcext:value-type="float">
            <text:p>0.3121954932062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28738871881712" calcext:value-type="float">
            <text:p>-0.528738871881712</text:p>
          </table:table-cell>
          <table:table-cell office:value-type="float" office:value="0.318163059035663" calcext:value-type="float">
            <text:p>0.3181630590356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35380150527252" calcext:value-type="float">
            <text:p>-0.535380150527252</text:p>
          </table:table-cell>
          <table:table-cell office:value-type="float" office:value="0.313583266559288" calcext:value-type="float">
            <text:p>0.3135832665592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35108145964386" calcext:value-type="float">
            <text:p>-0.535108145964386</text:p>
          </table:table-cell>
          <table:table-cell office:value-type="float" office:value="0.310135274679801" calcext:value-type="float">
            <text:p>0.3101352746798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36056623477998" calcext:value-type="float">
            <text:p>-0.536056623477998</text:p>
          </table:table-cell>
          <table:table-cell office:value-type="float" office:value="0.307389909462729" calcext:value-type="float">
            <text:p>0.3073899094627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38414152963327" calcext:value-type="float">
            <text:p>-0.538414152963327</text:p>
          </table:table-cell>
          <table:table-cell office:value-type="float" office:value="0.312740661059599" calcext:value-type="float">
            <text:p>0.3127406610595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49670050072452" calcext:value-type="float">
            <text:p>-0.549670050072452</text:p>
          </table:table-cell>
          <table:table-cell office:value-type="float" office:value="0.321496549078531" calcext:value-type="float">
            <text:p>0.3214965490785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36402477747541" calcext:value-type="float">
            <text:p>-0.536402477747541</text:p>
          </table:table-cell>
          <table:table-cell office:value-type="float" office:value="0.319557354592623" calcext:value-type="float">
            <text:p>0.3195573545926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2036700709847" calcext:value-type="float">
            <text:p>-0.52036700709847</text:p>
          </table:table-cell>
          <table:table-cell office:value-type="float" office:value="0.317904212496504" calcext:value-type="float">
            <text:p>0.3179042124965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21843876594178" calcext:value-type="float">
            <text:p>-0.521843876594178</text:p>
          </table:table-cell>
          <table:table-cell office:value-type="float" office:value="0.318351473549804" calcext:value-type="float">
            <text:p>0.3183514735498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37644148846358" calcext:value-type="float">
            <text:p>-0.537644148846358</text:p>
          </table:table-cell>
          <table:table-cell office:value-type="float" office:value="0.321426678656987" calcext:value-type="float">
            <text:p>0.3214266786569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-0.932291478188598" calcext:value-type="float">
            <text:p>-0.932291478188598</text:p>
          </table:table-cell>
          <table:table-cell table:style-name="Default" office:value-type="float" office:value="0.977545260968711" calcext:value-type="float">
            <text:p>0.9775452609687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-0.557156799903029" calcext:value-type="float">
            <text:p>-0.557156799903029</text:p>
          </table:table-cell>
          <table:table-cell table:style-name="Default" office:value-type="float" office:value="0.320196261559898" calcext:value-type="float">
            <text:p>0.3201962615598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-0.527735978272191" calcext:value-type="float">
            <text:p>-0.527735978272191</text:p>
          </table:table-cell>
          <table:table-cell table:style-name="Default" office:value-type="float" office:value="0.267418311179122" calcext:value-type="float">
            <text:p>0.267418311179122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table:formula="of:=AVERAGE([.B3:.B13])" office:value-type="float" office:value="-0.534030575524104" calcext:value-type="float">
            <text:p>-0.534030575524104</text:p>
          </table:table-cell>
          <table:table-cell table:style-name="Default" table:formula="of:=AVERAGE([.C3:.C13])" office:value-type="float" office:value="0.315722175670703" calcext:value-type="float">
            <text:p>0.3157221756707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2-05T15:49:07.896967279</dc:date>
    <meta:editing-duration>PT18M10S</meta:editing-duration>
    <meta:editing-cycles>1</meta:editing-cycles>
    <meta:document-statistic meta:table-count="1" meta:cell-count="50" meta:object-count="0"/>
    <meta:generator>LibreOffice/6.4.7.2$Linux_X86_64 LibreOffice_project/40$Build-2</meta:generator>
  </office:meta>
</office:document-meta>
</file>